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14cm" fo:min-width="3.464cm"/>
    </style:style>
    <style:style style:name="gr2" style:family="graphic" style:parent-style-name="standard">
      <style:graphic-properties draw:textarea-horizontal-align="justify" draw:textarea-vertical-align="middle" draw:auto-grow-height="false" fo:min-height="1.014cm" fo:min-width="4.76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528cm" fo:min-width="0.27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14cm" fo:min-width="3.264cm"/>
    </style:style>
    <style:style style:name="gr7" style:family="graphic" style:parent-style-name="objectwithoutfill">
      <style:graphic-properties draw:marker-end="Arrow" draw:marker-end-width="0.3cm" draw:fill="none" draw:textarea-vertical-align="top"/>
    </style:style>
    <style:style style:name="gr8" style:family="graphic" style:parent-style-name="standard">
      <style:graphic-properties draw:textarea-horizontal-align="justify" draw:textarea-vertical-align="middle" draw:auto-grow-height="false" fo:min-height="1.014cm" fo:min-width="4.344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2.45cm" fo:min-width="12.4cm"/>
    </style:style>
    <style:style style:name="gr10" style:family="graphic" style:parent-style-name="standard">
      <style:graphic-properties draw:textarea-horizontal-align="justify" draw:textarea-vertical-align="middle" draw:auto-grow-height="false" fo:min-height="0.882cm" fo:min-width="0.774cm"/>
    </style:style>
    <style:style style:name="gr11" style:family="graphic" style:parent-style-name="standard">
      <style:graphic-properties draw:textarea-horizontal-align="justify" draw:textarea-vertical-align="middle" draw:auto-grow-height="false" fo:min-height="0.882cm" fo:min-width="2.258cm"/>
    </style:style>
    <style:style style:name="gr12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13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14" style:family="graphic" style:parent-style-name="objectwithoutfill">
      <style:graphic-properties draw:marker-end="Short_20_line_20_Arrow" draw:marker-end-width="0.3cm" draw:fill="none" draw:textarea-vertical-align="top"/>
    </style:style>
    <style:style style:name="gr15" style:family="graphic" style:parent-style-name="standard">
      <style:graphic-properties draw:textarea-horizontal-align="justify" draw:textarea-vertical-align="middle" draw:auto-grow-height="false" fo:min-height="1.05cm" fo:min-width="3.1cm"/>
    </style:style>
    <style:style style:name="gr16" style:family="graphic" style:parent-style-name="standard">
      <style:graphic-properties draw:textarea-horizontal-align="justify" draw:textarea-vertical-align="middle" draw:auto-grow-height="false" fo:min-height="1.05cm" fo:min-width="5cm"/>
    </style:style>
    <style:style style:name="gr17" style:family="graphic" style:parent-style-name="standard">
      <style:graphic-properties draw:textarea-horizontal-align="justify" draw:textarea-vertical-align="middle" draw:auto-grow-height="false" fo:min-height="1.05cm" fo:min-width="4.3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20" style:family="graphic" style:parent-style-name="standard">
      <style:graphic-properties draw:textarea-horizontal-align="justify" draw:textarea-vertical-align="middle" draw:auto-grow-height="false" fo:min-height="1.05cm" fo:min-width="4.5cm"/>
    </style:style>
    <style:style style:name="gr21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2" style:family="graphic" style:parent-style-name="standard">
      <style:graphic-properties draw:textarea-horizontal-align="justify" draw:textarea-vertical-align="middle" draw:auto-grow-height="false" fo:min-height="1.05cm" fo:min-width="5.6cm"/>
    </style:style>
    <style:style style:name="gr23" style:family="graphic" style:parent-style-name="standard">
      <style:graphic-properties draw:textarea-horizontal-align="justify" draw:textarea-vertical-align="middle" draw:auto-grow-height="false" fo:min-height="1.05cm" fo:min-width="4.7cm"/>
    </style:style>
    <style:style style:name="gr2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2.422cm" fo:min-width="25.072cm" fo:padding-top="0.139cm" fo:padding-bottom="0.139cm" fo:padding-left="0.264cm" fo:padding-right="0.264cm"/>
    </style:style>
    <style:style style:name="gr25" style:family="graphic" style:parent-style-name="objectwithoutfill">
      <style:graphic-properties svg:stroke-color="#3465a4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33% 58%"/>
    </style:style>
    <style:style style:name="P3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margin-left="0cm" fo:margin-right="3.2cm" fo:text-align="center" fo:text-indent="0cm"/>
    </style:style>
    <style:style style:name="P9" style:family="paragraph">
      <loext:graphic-properties draw:fill="none"/>
      <style:paragraph-properties fo:margin-left="0cm" fo:margin-right="3.2cm" fo:text-align="center" fo:text-indent="0cm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margin-top="0cm" fo:margin-bottom="0cm" fo:text-align="center"/>
    </style:style>
    <style:style style:name="P12" style:family="paragraph">
      <loext:graphic-properties draw:fill="none"/>
      <style:paragraph-properties fo:margin-top="0cm" fo:margin-bottom="0cm" fo:text-align="center"/>
      <style:text-properties fo:font-size="15pt" fo:background-color="#ffffff" style:font-size-asian="15pt" style:font-size-complex="15pt"/>
    </style:style>
    <style:style style:name="P13" style:family="paragraph">
      <style:paragraph-properties fo:text-align="center"/>
      <style:text-properties fo:font-size="18pt" style:font-size-asian="18pt" style:font-size-complex="18pt"/>
    </style:style>
    <style:style style:name="P14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background-color="#ffffff" style:font-size-asian="16pt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5pt" fo:background-color="#ffffff" style:font-size-asian="15pt" style:font-size-complex="15pt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.1cm" svg:height="1.4cm" svg:x="1.6cm" svg:y="5cm">
          <text:p text:style-name="P1">Calibr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1cm" svg:height="1.4cm" svg:x="17.7cm" svg:y="11.9cm">
          <text:p text:style-name="P1">Linie folgen</text:p>
          <text:p text:style-name="P1">(ZickZack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5.4cm" svg:height="1.4cm" svg:x="10.6cm" svg:y="16.6cm">
          <text:p text:style-name="P1">Überhole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4.1cm" svg:height="1.4cm" svg:x="5.9cm" svg:y="11.7cm">
          <text:p text:style-name="P1">Linie folgen</text:p>
          <text:p text:style-name="P1">(PID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3.65cm" svg:y1="6.4cm" svg:x2="7.95cm" svg:y2="11.7cm" draw:start-shape="id1" draw:start-glue-point="2" draw:end-shape="id2" draw:end-glue-point="0" svg:d="M3650 6400c0 3976 4300 1327 4300 5300" svg:viewBox="0 0 4301 5301">
          <text:p text:style-name="P1"><text:span text:style-name="T1">Kalibrierung</text:span></text:p>
          <text:p text:style-name="P1"><text:span text:style-name="T1">fertig</text:span></text:p>
        </draw:connector>
        <draw:custom-shape draw:style-name="gr4" draw:text-style-name="P4" xml:id="id3" draw:id="id3" draw:layer="layout" svg:width="1.1cm" svg:height="1.1cm" svg:x="8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8cm" svg:y1="2.55cm" svg:x2="5.7cm" svg:y2="5.7cm" draw:start-shape="id3" draw:start-glue-point="6" draw:end-shape="id1" svg:d="M8000 2550c-1723 0-574 3150-2300 3150" svg:viewBox="0 0 2301 3151">
          <text:p/>
        </draw:connector>
        <draw:custom-shape draw:style-name="gr6" draw:text-style-name="P1" xml:id="id4" draw:id="id4" draw:layer="layout" svg:width="3.9cm" svg:height="1.4cm" svg:x="16.9cm" svg:y="3.5cm">
          <text:p text:style-name="P1">Hal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10cm" svg:y1="12.4cm" svg:x2="16.9cm" svg:y2="4.2cm" draw:start-shape="id2" draw:end-shape="id4" svg:d="M10000 12400c5176 0 1727-8200 6900-8200" svg:viewBox="0 0 6901 8201">
          <text:p text:style-name="P1"><text:span text:style-name="T1">Hin</text:span><text:span text:style-name="T1">der</text:span><text:span text:style-name="T1">nis</text:span></text:p>
          <text:p text:style-name="P1"><text:span text:style-name="T1">erk</text:span><text:span text:style-name="T1">ann</text:span><text:span text:style-name="T1">t</text:span></text:p>
        </draw:connector>
        <draw:connector draw:style-name="gr3" draw:text-style-name="P7" draw:layer="layout" draw:type="curve" svg:x1="18.85cm" svg:y1="4.9cm" svg:x2="19.75cm" svg:y2="11.9cm" draw:start-shape="id4" draw:end-shape="id5" svg:d="M18850 4900c0 5251 900 1752 900 7000" svg:viewBox="0 0 901 7001">
          <text:p text:style-name="P6"><text:span text:style-name="T1">Hin</text:span><text:span text:style-name="T1">der</text:span><text:span text:style-name="T1">nis</text:span></text:p>
          <text:p text:style-name="P1"><text:span text:style-name="T1">weg</text:span></text:p>
        </draw:connector>
        <draw:connector draw:style-name="gr7" draw:text-style-name="P3" draw:layer="layout" draw:type="curve" svg:x1="18.85cm" svg:y1="3.5cm" svg:x2="7.95cm" svg:y2="11.7cm" draw:start-shape="id4" draw:start-glue-point="0" draw:end-shape="id2" draw:end-glue-point="0" svg:d="M18850 3500c0-751-10900-4851-10900 8200" svg:viewBox="0 0 10901 9401">
          <text:p text:style-name="P1"><text:span text:style-name="T1">Hindernis</text:span></text:p>
          <text:p text:style-name="P1"><text:span text:style-name="T1">weg</text:span></text:p>
        </draw:connector>
        <draw:connector draw:style-name="gr3" draw:text-style-name="P7" draw:layer="layout" draw:type="curve" draw:line-skew="2.397cm" svg:x1="21.8cm" svg:y1="12.6cm" svg:x2="20.8cm" svg:y2="4.2cm" draw:start-shape="id5" draw:end-shape="id4" draw:end-glue-point="1" svg:d="M21800 12600c4348 0 4848-8400-1000-8400" svg:viewBox="0 0 4327 8401">
          <text:p text:style-name="P6"><text:span text:style-name="T1">Hindernis</text:span></text:p>
          <text:p text:style-name="P1"><text:span text:style-name="T1">erkannt</text:span></text:p>
        </draw:connector>
        <draw:connector draw:style-name="gr3" draw:text-style-name="P7" draw:layer="layout" draw:type="curve" svg:x1="13.3cm" svg:y1="16.6cm" svg:x2="19.75cm" svg:y2="13.3cm" draw:start-shape="id6" draw:start-glue-point="0" draw:end-shape="id5" draw:end-glue-point="2" svg:d="M13300 16600c0-2470 6450-821 6450-3300" svg:viewBox="0 0 6451 3301">
          <text:p text:style-name="P6"><text:span text:style-name="T1">Überholvorg</text:span><text:span text:style-name="T1">ang</text:span></text:p>
          <text:p text:style-name="P1"><text:span text:style-name="T1">beendet</text:span></text:p>
        </draw:connector>
        <draw:connector draw:style-name="gr3" draw:text-style-name="P3" draw:layer="layout" draw:type="curve" svg:x1="13.3cm" svg:y1="16.6cm" svg:x2="7.95cm" svg:y2="13.1cm" draw:start-shape="id6" draw:start-glue-point="0" draw:end-shape="id2" draw:end-glue-point="2" svg:d="M13300 16600c0-2620-5350-871-5350-3500" svg:viewBox="0 0 5351 3501">
          <text:p text:style-name="P1"><text:span text:style-name="T1">Überholvorgang</text:span></text:p>
          <text:p text:style-name="P1"><text:span text:style-name="T1">beendet</text:span></text:p>
        </draw:connector>
      </draw:page>
      <draw:page draw:name="page2" draw:style-name="dp1" draw:master-page-name="Standard">
        <draw:custom-shape draw:style-name="gr8" draw:text-style-name="P1" xml:id="id7" draw:id="id7" draw:layer="layout" svg:width="4.98cm" svg:height="1.4cm" svg:x="12cm" svg:y="8.7cm">
          <text:p text:style-name="P1">Manual 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4.1cm" svg:height="1.4cm" svg:x="23.1cm" svg:y="13cm">
          <text:p text:style-name="P1">Linie folgen</text:p>
          <text:p text:style-name="P1">(ZickZack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0" draw:id="id10" draw:layer="layout" svg:width="5.4cm" svg:height="1.4cm" svg:x="4.1cm" svg:y="14.4cm">
          <text:p text:style-name="P1">Überhole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4.1cm" svg:height="1.4cm" svg:x="2.4cm" svg:y="3.4cm">
          <text:p text:style-name="P1">Linie folgen</text:p>
          <text:p text:style-name="P1">(PID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12cm" svg:y1="9.4cm" svg:x2="4.45cm" svg:y2="4.8cm" draw:start-shape="id7" draw:start-glue-point="3" draw:end-shape="id8" draw:end-glue-point="2" svg:d="M12000 9400c-5034 0-7550-1533-7550-4600" svg:viewBox="0 0 7551 4601">
          <text:p text:style-name="P1"><text:span text:style-name="T2">Benutzeraktion</text:span></text:p>
        </draw:connector>
        <draw:custom-shape draw:style-name="gr6" draw:text-style-name="P1" xml:id="id9" draw:id="id9" draw:layer="layout" svg:width="3.9cm" svg:height="1.4cm" svg:x="19.9cm" svg:y="2.9cm">
          <text:p text:style-name="P1">Hal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16.98cm" svg:y1="9.4cm" svg:x2="21.85cm" svg:y2="4.3cm" draw:start-shape="id7" draw:start-glue-point="1" draw:end-shape="id9" draw:end-glue-point="2" svg:d="M16980 9400c3247 0 4870-1700 4870-5100" svg:viewBox="0 0 4871 5101">
          <text:p text:style-name="P1"><text:span text:style-name="T2">Benutzeraktion</text:span></text:p>
        </draw:connector>
        <draw:connector draw:style-name="gr3" draw:text-style-name="P3" draw:layer="layout" draw:type="curve" svg:x1="9.5cm" svg:y1="15.1cm" svg:x2="14.49cm" svg:y2="10.1cm" draw:start-shape="id10" draw:start-glue-point="1" draw:end-shape="id7" draw:end-glue-point="2" svg:d="M9500 15100c3327 0 4990-1666 4990-5000" svg:viewBox="0 0 4991 5001">
          <text:p text:style-name="P1"><text:span text:style-name="T2">Benutzeraktion</text:span></text:p>
        </draw:connector>
        <draw:connector draw:style-name="gr3" draw:text-style-name="P3" draw:layer="layout" draw:type="curve" svg:x1="16.98cm" svg:y1="9.4cm" svg:x2="25.15cm" svg:y2="13cm" draw:start-shape="id7" draw:start-glue-point="1" draw:end-shape="id11" draw:end-glue-point="0" svg:d="M16980 9400c5447 0 8170 1200 8170 3600" svg:viewBox="0 0 8171 3601">
          <text:p text:style-name="P1"><text:span text:style-name="T2">Benutzeraktion</text:span></text:p>
        </draw:connector>
        <draw:connector draw:style-name="gr7" draw:text-style-name="P3" draw:layer="layout" draw:type="curve" svg:x1="19.9cm" svg:y1="3.6cm" svg:x2="14.49cm" svg:y2="8.7cm" draw:start-shape="id9" draw:start-glue-point="3" draw:end-shape="id7" draw:end-glue-point="0" svg:d="M19900 3600c-3607 0-5410 1700-5410 5100" svg:viewBox="0 0 5411 5101">
          <text:p text:style-name="P1"><text:span text:style-name="T2"/></text:p>
          <text:p text:style-name="P1"><text:span text:style-name="T2">Benutzeraktion</text:span></text:p>
        </draw:connector>
        <draw:connector draw:style-name="gr7" draw:text-style-name="P3" draw:layer="layout" draw:type="curve" svg:x1="6.5cm" svg:y1="4.1cm" svg:x2="14.49cm" svg:y2="8.7cm" draw:start-shape="id8" draw:start-glue-point="1" draw:end-shape="id7" draw:end-glue-point="0" svg:d="M6500 4100c5327 0 7990 1533 7990 4600" svg:viewBox="0 0 7991 4601">
          <text:p text:style-name="P1"><text:span text:style-name="T2">Benutzeraktion</text:span></text:p>
        </draw:connector>
        <draw:connector draw:style-name="gr7" draw:text-style-name="P3" draw:layer="layout" draw:type="curve" svg:x1="12cm" svg:y1="9.4cm" svg:x2="6.8cm" svg:y2="14.4cm" draw:start-shape="id7" draw:start-glue-point="3" draw:end-shape="id10" draw:end-glue-point="0" svg:d="M12000 9400c-3467 0-5200 1666-5200 5000" svg:viewBox="0 0 5201 5001">
          <text:p text:style-name="P1"><text:span text:style-name="T1"/></text:p>
          <text:p text:style-name="P1"><text:span text:style-name="T2">Benutzeraktion</text:span></text:p>
        </draw:connector>
        <draw:connector draw:style-name="gr3" draw:text-style-name="P3" draw:layer="layout" draw:type="curve" svg:x1="25.15cm" svg:y1="14.4cm" svg:x2="14.49cm" svg:y2="10.1cm" draw:start-shape="id11" draw:start-glue-point="2" draw:end-shape="id7" draw:end-glue-point="2" svg:d="M25150 14400c0 760-10660 2910-10660-4300" svg:viewBox="0 0 10661 5198">
          <text:p text:style-name="P1"><text:span text:style-name="T2">Benutzeraktion</text:span></text:p>
        </draw:connector>
      </draw:page>
      <draw:page draw:name="page3" draw:style-name="dp1" draw:master-page-name="Standard">
        <draw:custom-shape draw:style-name="gr9" draw:text-style-name="P5" draw:layer="layout" svg:width="12.9cm" svg:height="12.7cm" svg:x="9.3cm" svg:y="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2" draw:id="id12" draw:layer="layout" svg:width="1.8cm" svg:height="1.6cm" svg:x="5.9cm" svg:y="6.1cm">
          <text:p text:style-name="P1">Benutz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" xml:id="id13" draw:id="id13" draw:layer="layout" svg:width="3.9cm" svg:height="1.6cm" svg:x="10.1cm" svg:y="5cm">
          <text:p text:style-name="P1">Sensor</text:p>
          <text:p text:style-name="P1">kalibrier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line" svg:x1="7.7cm" svg:y1="6.9cm" svg:x2="10.1cm" svg:y2="5.8cm" draw:start-shape="id12" draw:start-glue-point="10" draw:end-shape="id13" svg:d="M7700 6900l2400-1100" svg:viewBox="0 0 2401 1101">
          <text:p/>
        </draw:connector>
        <draw:custom-shape draw:style-name="gr11" draw:text-style-name="P1" xml:id="id14" draw:id="id14" draw:layer="layout" svg:width="3.9cm" svg:height="1.6cm" svg:x="10.1cm" svg:y="7.2cm">
          <text:p text:style-name="P1">Manuell</text:p>
          <text:p text:style-name="P1">steuer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line" svg:x1="7.437cm" svg:y1="7.466cm" svg:x2="10.1cm" svg:y2="8cm" draw:start-shape="id12" draw:start-glue-point="9" draw:end-shape="id14" draw:end-glue-point="6" svg:d="M7437 7466l2663 534" svg:viewBox="0 0 2664 535">
          <text:p/>
        </draw:connector>
        <draw:custom-shape draw:style-name="gr11" draw:text-style-name="P1" xml:id="id15" draw:id="id15" draw:layer="layout" svg:width="3.9cm" svg:height="1.6cm" svg:x="17.7cm" svg:y="9cm">
          <text:p text:style-name="P1">Linie folg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9" draw:id="id19" draw:layer="layout" svg:width="3.9cm" svg:height="1.6cm" svg:x="17.4cm" svg:y="5cm">
          <text:p text:style-name="P1">Überhol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7" draw:id="id17" draw:layer="layout" svg:width="3.9cm" svg:height="1.6cm" svg:x="17.6cm" svg:y="6.9cm">
          <text:p text:style-name="P1">Anhalt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curve" svg:x1="18.271cm" svg:y1="10.366cm" svg:x2="14.5cm" svg:y2="15.4cm" draw:start-shape="id15" draw:start-glue-point="7" draw:end-shape="id16" draw:end-glue-point="10" svg:d="M18271 10366c0 3356-1257 5034-3771 5034" svg:viewBox="0 0 3772 5035">
          <text:p text:style-name="P8"><text:span text:style-name="T3"><text:s text:c="24"/></text:span><text:span text:style-name="T3"><text:s text:c="12"/></text:span><text:span text:style-name="T3">&lt;&lt;uses&gt;&gt;</text:span></text:p>
        </draw:connector>
        <draw:custom-shape draw:style-name="gr11" draw:text-style-name="P1" xml:id="id16" draw:id="id16" draw:layer="layout" svg:width="3.9cm" svg:height="1.6cm" svg:x="10.6cm" svg:y="14.6cm">
          <text:p text:style-name="P1">Lichtsensor</text:p>
          <text:p text:style-name="P1">auslese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curve" draw:line-skew="0cm 1.666cm" svg:x1="14cm" svg:y1="5.8cm" svg:x2="11.171cm" svg:y2="14.834cm" draw:start-shape="id13" draw:start-glue-point="10" draw:end-shape="id16" draw:end-glue-point="5" svg:d="M14000 5800c753 0 627 3234-268 4530s-2561 654-2561 4504" svg:viewBox="0 0 3323 9035">
          <text:p text:style-name="P1"><text:span text:style-name="T3">&lt;&lt;uses&gt;&gt;</text:span></text:p>
        </draw:connector>
        <draw:custom-shape draw:style-name="gr11" draw:text-style-name="P1" xml:id="id18" draw:id="id18" draw:layer="layout" svg:width="3.9cm" svg:height="1.6cm" svg:x="17.6cm" svg:y="15cm">
          <text:p text:style-name="P1">Schallsensor</text:p>
          <text:p text:style-name="P1">auslese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curve" svg:x1="17.6cm" svg:y1="7.7cm" svg:x2="17.6cm" svg:y2="15.8cm" draw:start-shape="id17" draw:start-glue-point="6" draw:end-shape="id18" draw:end-glue-point="6" svg:d="M17600 7700c-751 0-751 8100 0 8100" svg:viewBox="0 0 564 8101">
          <text:p text:style-name="P8"><text:span text:style-name="T3">&lt;&lt;uses&gt;&gt;</text:span></text:p>
        </draw:connector>
        <draw:connector draw:style-name="gr12" draw:text-style-name="P5" draw:layer="layout" draw:type="curve" draw:line-skew="-0.874cm" svg:x1="6.8cm" svg:y1="6.1cm" svg:x2="19.35cm" svg:y2="5cm" draw:start-shape="id12" draw:start-glue-point="4" draw:end-shape="id19" draw:end-glue-point="4" svg:d="M6800 6100c0-3712 12550-3162 12550-1100" svg:viewBox="0 0 12551 2721">
          <text:p/>
        </draw:connector>
        <draw:connector draw:style-name="gr12" draw:text-style-name="P5" draw:layer="layout" draw:type="curve" svg:x1="6.8cm" svg:y1="7.7cm" svg:x2="17.7cm" svg:y2="9.8cm" draw:start-shape="id12" draw:start-glue-point="8" draw:end-shape="id15" draw:end-glue-point="6" svg:d="M6800 7700c0 1400 3633 2100 10900 2100" svg:viewBox="0 0 10901 2101">
          <text:p/>
        </draw:connector>
      </draw:page>
      <draw:page draw:name="page4" draw:style-name="dp1" draw:master-page-name="Standard">
        <draw:custom-shape draw:style-name="gr15" draw:text-style-name="P1" draw:layer="layout" svg:width="3.6cm" svg:height="1.3cm" svg:x="6.9cm" svg:y="2cm">
          <text:p text:style-name="P1">Main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5.5cm" svg:height="1.3cm" svg:x="10.8cm" svg:y="2cm">
          <text:p text:style-name="P1">DistanceController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6cm" svg:height="1.3cm" svg:x="21.6cm" svg:y="2cm">
          <text:p text:style-name="P1">Observer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8.7cm" svg:y1="3.3cm" svg:x2="8.8cm" svg:y2="18.7cm">
          <text:p/>
        </draw:line>
        <draw:line draw:style-name="gr5" draw:text-style-name="P5" draw:layer="layout" svg:x1="13.7cm" svg:y1="3.3cm" svg:x2="13.8cm" svg:y2="18.6cm">
          <text:p/>
        </draw:line>
        <draw:line draw:style-name="gr5" draw:text-style-name="P5" draw:layer="layout" svg:x1="23.6cm" svg:y1="3.3cm" svg:x2="23.7cm" svg:y2="18.5cm">
          <text:p/>
        </draw:line>
        <draw:line draw:style-name="gr3" draw:text-style-name="P12" draw:layer="layout" svg:x1="8.7cm" svg:y1="5.4cm" svg:x2="13.7cm" svg:y2="5.4cm">
          <text:p text:style-name="P11"><text:span text:style-name="T4">run()</text:span></text:p>
        </draw:line>
        <draw:line draw:style-name="gr3" draw:text-style-name="P12" draw:layer="layout" svg:x1="13.7cm" svg:y1="9cm" svg:x2="23.6cm" svg:y2="9cm">
          <text:p text:style-name="P11"><text:span text:style-name="T4">onReceive()</text:span></text:p>
        </draw:line>
        <draw:custom-shape draw:style-name="gr17" draw:text-style-name="P1" draw:layer="layout" svg:width="4.8cm" svg:height="1.3cm" svg:x="16.5cm" svg:y="2cm">
          <text:p text:style-name="P1">UltrasonicSensor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8.8cm" svg:y1="3.3cm" svg:x2="18.8cm" svg:y2="18.6cm">
          <text:p/>
        </draw:line>
        <draw:line draw:style-name="gr3" draw:text-style-name="P12" draw:layer="layout" svg:x1="13.7cm" svg:y1="6.5cm" svg:x2="18.8cm" svg:y2="6.5cm">
          <text:p text:style-name="P11"><text:span text:style-name="T4">getDistance()</text:span></text:p>
        </draw:line>
        <draw:line draw:style-name="gr18" draw:text-style-name="P5" draw:layer="layout" svg:x1="8.8cm" svg:y1="16.3cm" svg:x2="6cm" svg:y2="16.3cm">
          <text:p/>
        </draw:line>
        <draw:line draw:style-name="gr18" draw:text-style-name="P5" draw:layer="layout" svg:x1="6cm" svg:y1="16.3cm" svg:x2="5.9cm" svg:y2="4.3cm">
          <text:p/>
        </draw:line>
        <draw:line draw:style-name="gr5" draw:text-style-name="P5" draw:layer="layout" svg:x1="5.9cm" svg:y1="4.3cm" svg:x2="8.7cm" svg:y2="4.3cm">
          <text:p/>
        </draw:line>
      </draw:page>
      <draw:page draw:name="page5" draw:style-name="dp1" draw:master-page-name="Standard">
        <draw:custom-shape draw:style-name="gr16" draw:text-style-name="P1" draw:layer="layout" svg:width="5.5cm" svg:height="1.3cm" svg:x="2.3cm" svg:y="2.1cm">
          <text:p text:style-name="P1">PIDStrategy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6cm" svg:height="1.3cm" svg:x="14.1cm" svg:y="2.1cm">
          <text:p text:style-name="P1">LightSensor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5.2cm" svg:y1="3.4cm" svg:x2="5.3cm" svg:y2="18.5cm">
          <text:p/>
        </draw:line>
        <draw:line draw:style-name="gr19" draw:text-style-name="P5" draw:layer="layout" svg:x1="16.1cm" svg:y1="3.4cm" svg:x2="16.2cm" svg:y2="18.5cm">
          <text:p/>
        </draw:line>
        <draw:line draw:style-name="gr3" draw:text-style-name="P12" draw:layer="layout" svg:x1="10.8cm" svg:y1="13.2cm" svg:x2="16.1cm" svg:y2="13.2cm">
          <text:p text:style-name="P11"><text:span text:style-name="T4">getLightValue()</text:span></text:p>
        </draw:line>
        <draw:custom-shape draw:style-name="gr20" draw:text-style-name="P1" draw:layer="layout" svg:width="5cm" svg:height="1.3cm" svg:x="8.4cm" svg:y="2.1cm">
          <text:p text:style-name="P1">ZickZackStrategy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0.8cm" svg:y1="3.4cm" svg:x2="10.9cm" svg:y2="18.5cm">
          <text:p/>
        </draw:line>
        <draw:line draw:style-name="gr3" draw:text-style-name="P12" draw:layer="layout" svg:x1="5.2cm" svg:y1="6.4cm" svg:x2="16.2cm" svg:y2="6.4cm">
          <text:p text:style-name="P11"><text:span text:style-name="T4">getLightValue()</text:span></text:p>
        </draw:line>
        <draw:line draw:style-name="gr21" draw:text-style-name="P5" draw:layer="layout" svg:x1="5.2cm" svg:y1="5.1cm" svg:x2="5.2cm" svg:y2="9cm">
          <text:p/>
        </draw:line>
        <draw:line draw:style-name="gr21" draw:text-style-name="P5" draw:layer="layout" svg:x1="10.9cm" svg:y1="12cm" svg:x2="10.9cm" svg:y2="15.9cm">
          <text:p/>
        </draw:line>
        <draw:line draw:style-name="gr21" draw:text-style-name="P5" draw:layer="layout" svg:x1="10.9cm" svg:y1="12cm" svg:x2="10.9cm" svg:y2="15.9cm">
          <text:p/>
        </draw:line>
        <draw:custom-shape draw:style-name="gr15" draw:text-style-name="P1" draw:layer="layout" svg:width="3.6cm" svg:height="1.3cm" svg:x="18.2cm" svg:y="2.1cm">
          <text:p text:style-name="P1">Motor</text:p>
          <draw:enhanced-geometry svg:viewBox="0 0 21600 21600" draw:type="rectangle" draw:enhanced-path="M 0 0 L 21600 0 21600 21600 0 21600 0 0 Z N"/>
        </draw:custom-shape>
        <draw:line draw:style-name="gr19" draw:text-style-name="P5" draw:layer="layout" svg:x1="20.2cm" svg:y1="3.4cm" svg:x2="20.3cm" svg:y2="18.5cm">
          <text:p/>
        </draw:line>
        <draw:line draw:style-name="gr3" draw:text-style-name="P12" draw:layer="layout" svg:x1="5.2cm" svg:y1="7.7cm" svg:x2="20.1cm" svg:y2="7.7cm">
          <text:p text:style-name="P11"><text:span text:style-name="T4">setSpeed()</text:span></text:p>
        </draw:line>
        <draw:line draw:style-name="gr3" draw:text-style-name="P12" draw:layer="layout" svg:x1="10.8cm" svg:y1="15.2cm" svg:x2="20.3cm" svg:y2="15.2cm">
          <text:p text:style-name="P11"><text:span text:style-name="T4">setSpeed()</text:span></text:p>
        </draw:line>
      </draw:page>
      <draw:page draw:name="page6" draw:style-name="dp1" draw:master-page-name="Standard">
        <draw:custom-shape draw:style-name="gr22" draw:text-style-name="P13" draw:layer="layout" svg:width="6.1cm" svg:height="1.3cm" svg:x="3.3cm" svg:y="2.1cm">
          <text:p text:style-name="P1"><text:span text:style-name="T5">BluetoothConnection</text:span></text:p>
          <text:p text:style-name="P1"><text:span text:style-name="T5">Runnable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5.5cm" svg:height="1.3cm" svg:x="9.8cm" svg:y="2.1cm">
          <text:p text:style-name="P1">BluetoothController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6cm" svg:height="1.3cm" svg:x="22.6cm" svg:y="2.1cm">
          <text:p text:style-name="P1">Command</text:p>
          <draw:enhanced-geometry svg:viewBox="0 0 21600 21600" draw:type="rectangle" draw:enhanced-path="M 0 0 L 21600 0 21600 21600 0 21600 0 0 Z N"/>
        </draw:custom-shape>
        <draw:line draw:style-name="gr19" draw:text-style-name="P5" draw:layer="layout" svg:x1="5.1cm" svg:y1="3.4cm" svg:x2="5.2cm" svg:y2="19.2cm">
          <text:p/>
        </draw:line>
        <draw:line draw:style-name="gr19" draw:text-style-name="P5" draw:layer="layout" svg:x1="12.7cm" svg:y1="3.4cm" svg:x2="12.8cm" svg:y2="19.2cm">
          <text:p/>
        </draw:line>
        <draw:line draw:style-name="gr5" draw:text-style-name="P5" draw:layer="layout" svg:x1="24.4cm" svg:y1="3.4cm" svg:x2="24.5cm" svg:y2="19.2cm">
          <text:p/>
        </draw:line>
        <draw:line draw:style-name="gr3" draw:text-style-name="P12" draw:layer="layout" svg:x1="5.1cm" svg:y1="5.5cm" svg:x2="12.6cm" svg:y2="5.5cm">
          <text:p text:style-name="P11"><text:span text:style-name="T4">onReceive()</text:span></text:p>
        </draw:line>
        <draw:line draw:style-name="gr3" draw:text-style-name="P12" draw:layer="layout" svg:x1="18.9cm" svg:y1="9.2cm" svg:x2="24.4cm" svg:y2="9.2cm">
          <text:p text:style-name="P11"><text:span text:style-name="T4">read()</text:span></text:p>
        </draw:line>
        <draw:custom-shape draw:style-name="gr23" draw:text-style-name="P1" draw:layer="layout" svg:width="5.2cm" svg:height="1.3cm" svg:x="16.4cm" svg:y="2.1cm">
          <text:p text:style-name="P1">CommandFactory</text:p>
          <draw:enhanced-geometry svg:viewBox="0 0 21600 21600" draw:type="rectangle" draw:enhanced-path="M 0 0 L 21600 0 21600 21600 0 21600 0 0 Z N"/>
        </draw:custom-shape>
        <draw:line draw:style-name="gr19" draw:text-style-name="P5" draw:layer="layout" svg:x1="18.9cm" svg:y1="3.4cm" svg:x2="19cm" svg:y2="19.2cm">
          <text:p/>
        </draw:line>
        <draw:line draw:style-name="gr3" draw:text-style-name="P12" draw:layer="layout" svg:x1="12.7cm" svg:y1="6.6cm" svg:x2="18.9cm" svg:y2="6.6cm">
          <text:p text:style-name="P11"><text:span text:style-name="T4">create()</text:span></text:p>
        </draw:line>
        <draw:line draw:style-name="gr3" draw:text-style-name="P12" draw:layer="layout" svg:x1="18.9cm" svg:y1="10.6cm" svg:x2="24.4cm" svg:y2="10.6cm">
          <text:p text:style-name="P11"><text:span text:style-name="T4">execute()</text:span></text:p>
        </draw:line>
        <draw:line draw:style-name="gr21" draw:text-style-name="P5" draw:layer="layout" svg:x1="24.4cm" svg:y1="6.6cm" svg:x2="24.4cm" svg:y2="10.7cm">
          <text:p/>
        </draw:line>
        <draw:line draw:style-name="gr3" draw:text-style-name="P12" draw:layer="layout" svg:x1="18.8cm" svg:y1="6.7cm" svg:x2="24.4cm" svg:y2="6.7cm">
          <text:p text:style-name="P11"><text:span text:style-name="T4">Command()</text:span></text:p>
        </draw:line>
        <draw:custom-shape draw:style-name="gr24" draw:text-style-name="P5" draw:layer="layout" svg:width="25.6cm" svg:height="12.7cm" svg:x="1.3cm" svg:y="3.9cm">
          <text:p/>
          <draw:enhanced-geometry svg:viewBox="0 0 21600 21600" draw:type="rectangle" draw:enhanced-path="M 0 0 L 21600 0 21600 21600 0 21600 0 0 Z N"/>
        </draw:custom-shape>
        <draw:line draw:style-name="gr18" draw:text-style-name="P5" draw:layer="layout" svg:x1="1.3cm" svg:y1="4.9cm" svg:x2="2.9cm" svg:y2="4.9cm">
          <text:p/>
        </draw:line>
        <draw:line draw:style-name="gr25" draw:text-style-name="P5" draw:layer="layout" svg:x1="2.9cm" svg:y1="4.9cm" svg:x2="4.1cm" svg:y2="3.9cm">
          <text:p/>
        </draw:line>
        <draw:frame draw:style-name="gr26" draw:text-style-name="P14" draw:layer="layout" svg:width="2.1cm" svg:height="1.1cm" svg:x="1.5cm" svg:y="3.9cm">
          <draw:text-box>
            <text:p>loo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5T15:02:14.563242934</meta:creation-date>
    <dc:date>2019-05-20T11:07:21.836660049</dc:date>
    <meta:editing-duration>PT3H21M33S</meta:editing-duration>
    <meta:editing-cycles>39</meta:editing-cycles>
    <meta:generator>LibreOffice/6.0.7.3$Linux_X86_64 LibreOffice_project/00m0$Build-3</meta:generator>
    <meta:document-statistic meta:object-count="90"/>
  </office:meta>
</office:document-meta>
</file>